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ro1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color="#5eb91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>
      <style:text-properties fo:font-size="12pt" style:font-size-asian="12pt" style:font-size-complex="12pt"/>
    </style:style>
    <style:style style:name="ce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M</text:p>
          </table:table-cell>
          <table:table-cell office:value-type="string" calcext:value-type="string">
            <text:p>Molare Masse</text:p>
          </table:table-cell>
          <table:table-cell office:value-type="float" office:value="107.87" calcext:value-type="float">
            <text:p>107,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trom in mA</text:p>
          </table:table-cell>
          <table:table-cell table:style-name="ce5" table:formula="of:=[.B11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Zeit in Sek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adungszah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ra. Konst</text:p>
          </table:table-cell>
          <table:table-cell office:value-type="float" office:value="96485" calcext:value-type="float">
            <text:p>9648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ppm</text:p>
          </table:table-cell>
          <table:table-cell table:formula="of:=(([.C1]*[.C2]*[.C3])/[.C5])/100" office:value-type="float" office:value="0.000111799761620977" calcext:value-type="float">
            <text:p>0,00011179976162097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ingab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PM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iter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uer in Min</text:p>
          </table:table-cell>
          <table:table-cell table:style-name="ce4" table:formula="of:=(([.B7]*[.B10])*13400)*[.B12]" office:value-type="float" office:value="48.6887961859356" calcext:value-type="float">
            <text:p>48,69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4:04:09.371599892</meta:creation-date>
    <dc:date>2023-01-23T14:44:51.569408626</dc:date>
    <meta:editing-duration>PT20M19S</meta:editing-duration>
    <meta:editing-cycles>8</meta:editing-cycles>
    <meta:generator>LibreOffice/7.3.7.2$Linux_X86_64 LibreOffice_project/30$Build-2</meta:generator>
    <meta:document-statistic meta:table-count="1" meta:cell-count="26" meta:object-count="0"/>
  </office:meta>
</office:document-meta>
</file>